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0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1">
      <style:table-cell-properties style:rotation-align="none"/>
    </style:style>
    <style:style style:name="ce4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0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2 casos confirmados no ha sido posible identificar la edad o el sexo</text:span></text:p>
          </table:table-cell>
          <table:table-cell table:number-columns-repeated="9"/>
          <table:table-cell table:style-name="ce74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37" office:value-type="string" calcext:value-type="string">
            <text:p>% <text:s/>sobre el total</text:p>
          </table:table-cell>
          <table:table-cell table:style-name="ce37" office:value-type="string" calcext:value-type="string">
            <text:p>% <text:s/>acumulado 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table:formula="of:=[.B3]+[.C3]" office:value-type="float" office:value="1" calcext:value-type="float">
            <text:p>1</text:p>
          </table:table-cell>
          <table:table-cell table:style-name="ce38" table:formula="of:=[.D3]/[.$D$12]" office:value-type="percentage" office:value="0.00347222222222222" calcext:value-type="percentage">
            <text:p>0,3%</text:p>
          </table:table-cell>
          <table:table-cell table:style-name="ce42" table:formula="of:=[.E3]" office:value-type="percentage" office:value="0.00347222222222222" calcext:value-type="percentage">
            <text:p>0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32" table:formula="of:=[.B4]+[.C4]" office:value-type="float" office:value="25" calcext:value-type="float">
            <text:p>25</text:p>
          </table:table-cell>
          <table:table-cell table:style-name="ce38" table:formula="of:=[.D4]/[.$D$12]" office:value-type="percentage" office:value="0.0868055555555556" calcext:value-type="percentage">
            <text:p>8,7%</text:p>
          </table:table-cell>
          <table:table-cell table:style-name="ce42" table:formula="of:=[.F3]+[.E4]" office:value-type="percentage" office:value="0.0902777777777778" calcext:value-type="percentage">
            <text:p>9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6" calcext:value-type="float">
            <text:p>16</text:p>
          </table:table-cell>
          <table:table-cell table:style-name="ce32" table:formula="of:=[.B5]+[.C5]" office:value-type="float" office:value="23" calcext:value-type="float">
            <text:p>23</text:p>
          </table:table-cell>
          <table:table-cell table:style-name="ce38" table:formula="of:=[.D5]/[.$D$12]" office:value-type="percentage" office:value="0.0798611111111111" calcext:value-type="percentage">
            <text:p>8,0%</text:p>
          </table:table-cell>
          <table:table-cell table:style-name="ce42" table:formula="of:=[.F4]+[.E5]" office:value-type="percentage" office:value="0.170138888888889" calcext:value-type="percentage">
            <text:p>17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style-name="ce32" table:formula="of:=[.B6]+[.C6]" office:value-type="float" office:value="18" calcext:value-type="float">
            <text:p>18</text:p>
          </table:table-cell>
          <table:table-cell table:style-name="ce38" table:formula="of:=[.D6]/[.$D$12]" office:value-type="percentage" office:value="0.0625" calcext:value-type="percentage">
            <text:p>6,3%</text:p>
          </table:table-cell>
          <table:table-cell table:style-name="ce43" table:formula="of:=[.F5]+[.E6]" office:value-type="percentage" office:value="0.232638888888889" calcext:value-type="percentage">
            <text:p>23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32" table:formula="of:=[.B7]+[.C7]" office:value-type="float" office:value="29" calcext:value-type="float">
            <text:p>29</text:p>
          </table:table-cell>
          <table:table-cell table:style-name="ce38" table:formula="of:=[.D7]/[.$D$12]" office:value-type="percentage" office:value="0.100694444444444" calcext:value-type="percentage">
            <text:p>10,1%</text:p>
          </table:table-cell>
          <table:table-cell table:style-name="ce43" table:formula="of:=[.F6]+[.E7]" office:value-type="percentage" office:value="0.333333333333333" calcext:value-type="percentage">
            <text:p>33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16" calcext:value-type="float">
            <text:p>16</text:p>
          </table:table-cell>
          <table:table-cell table:style-name="ce25" office:value-type="float" office:value="29" calcext:value-type="float">
            <text:p>29</text:p>
          </table:table-cell>
          <table:table-cell table:style-name="ce32" table:formula="of:=[.B8]+[.C8]" office:value-type="float" office:value="45" calcext:value-type="float">
            <text:p>45</text:p>
          </table:table-cell>
          <table:table-cell table:style-name="ce38" table:formula="of:=[.D8]/[.$D$12]" office:value-type="percentage" office:value="0.15625" calcext:value-type="percentage">
            <text:p>15,6%</text:p>
          </table:table-cell>
          <table:table-cell table:style-name="ce42" table:formula="of:=[.F7]+[.E8]" office:value-type="percentage" office:value="0.489583333333333" calcext:value-type="percentage">
            <text:p>49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24" calcext:value-type="float">
            <text:p>24</text:p>
          </table:table-cell>
          <table:table-cell table:style-name="ce32" table:formula="of:=[.B9]+[.C9]" office:value-type="float" office:value="39" calcext:value-type="float">
            <text:p>39</text:p>
          </table:table-cell>
          <table:table-cell table:style-name="ce38" table:formula="of:=[.D9]/[.$D$12]" office:value-type="percentage" office:value="0.135416666666667" calcext:value-type="percentage">
            <text:p>13,5%</text:p>
          </table:table-cell>
          <table:table-cell table:style-name="ce42" table:formula="of:=[.F8]+[.E9]" office:value-type="percentage" office:value="0.625" calcext:value-type="percentage">
            <text:p>63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12" calcext:value-type="float">
            <text:p>12</text:p>
          </table:table-cell>
          <table:table-cell table:style-name="ce32" table:formula="of:=[.B10]+[.C10]" office:value-type="float" office:value="24" calcext:value-type="float">
            <text:p>24</text:p>
          </table:table-cell>
          <table:table-cell table:style-name="ce38" table:formula="of:=[.D10]/[.$D$12]" office:value-type="percentage" office:value="0.0833333333333333" calcext:value-type="percentage">
            <text:p>8,3%</text:p>
          </table:table-cell>
          <table:table-cell table:style-name="ce42" table:formula="of:=[.F9]+[.E10]" office:value-type="percentage" office:value="0.708333333333333" calcext:value-type="percentage">
            <text:p>71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43" calcext:value-type="float">
            <text:p>43</text:p>
          </table:table-cell>
          <table:table-cell table:style-name="ce25" office:value-type="float" office:value="41" calcext:value-type="float">
            <text:p>41</text:p>
          </table:table-cell>
          <table:table-cell table:style-name="ce32" table:formula="of:=[.B11]+[.C11]" office:value-type="float" office:value="84" calcext:value-type="float">
            <text:p>84</text:p>
          </table:table-cell>
          <table:table-cell table:style-name="ce39" table:formula="of:=[.D11]/[.$D$12]" office:value-type="percentage" office:value="0.291666666666667" calcext:value-type="percentage">
            <text:p>29,2%</text:p>
          </table:table-cell>
          <table:table-cell table:style-name="ce42" table:formula="of:=[.F10]+[.E11]" office:value-type="percentage" office:value="1" calcext:value-type="percentage">
            <text:p>100 %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27" calcext:value-type="float">
            <text:p>127</text:p>
          </table:table-cell>
          <table:table-cell table:style-name="ce20" table:formula="of:=SUM([.C3:.C11])" office:value-type="float" office:value="161" calcext:value-type="float">
            <text:p>161</text:p>
          </table:table-cell>
          <table:table-cell table:style-name="ce33" table:formula="of:=SUM([.D3:.D11])"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21" table:formula="of:=[.B12]/[.D12]" office:value-type="percentage" office:value="0.440972222222222" calcext:value-type="percentage">
            <text:p>44 %</text:p>
          </table:table-cell>
          <table:table-cell table:style-name="ce21" table:formula="of:=[.C12]/[.D12]" office:value-type="percentage" office:value="0.559027777777778" calcext:value-type="percentage">
            <text:p>56 %</text:p>
          </table:table-cell>
          <table:table-cell table:style-name="ce34"/>
          <table:table-cell table:number-columns-repeated="7"/>
        </table:table-row>
        <table:table-row table:style-name="ro1">
          <table:table-cell table:style-name="ce5"/>
          <table:table-cell table:style-name="ce21" table:number-columns-repeated="2"/>
          <table:table-cell table:style-name="ce34"/>
          <table:table-cell table:number-columns-repeated="7"/>
        </table:table-row>
        <table:table-row table:style-name="ro1">
          <table:table-cell table:style-name="ce6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Distribución por provincias: <text:span text:style-name="T1">en 2 casos confirmado no ha sido posible identificar la provincia de procedencia</text:span></text:p>
          </table:table-cell>
          <table:table-cell table:number-columns-repeated="10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154" calcext:value-type="float">
            <text:p>154</text:p>
          </table:table-cell>
          <table:table-cell table:style-name="ce35" office:value-type="float" office:value="2" calcext:value-type="float">
            <text:p>2</text:p>
          </table:table-cell>
          <table:table-cell table:style-name="ce23" table:formula="of:=SUM([.A18:.D18])" office:value-type="float" office:value="290" calcext:value-type="float">
            <text:p>290</text:p>
          </table:table-cell>
          <table:table-cell/>
          <table:table-cell table:style-name="ce53" office:value-type="percentage" office:value="0.043" calcext:value-type="percentage" table:number-columns-spanned="3" table:number-rows-spanned="1">
            <text:p>4,30 %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9" table:formula="of:=[.A18]/[.$E$18]" office:value-type="percentage" office:value="0.3" calcext:value-type="percentage">
            <text:p>30,0%</text:p>
          </table:table-cell>
          <table:table-cell table:style-name="ce9" table:formula="of:=[.B18]/[.$E$18]" office:value-type="percentage" office:value="0.162068965517241" calcext:value-type="percentage">
            <text:p>16,2%</text:p>
          </table:table-cell>
          <table:table-cell table:style-name="ce9" table:formula="of:=[.C18]/[.$E$18]" office:value-type="percentage" office:value="0.531034482758621" calcext:value-type="percentage">
            <text:p>53,1%</text:p>
          </table:table-cell>
          <table:table-cell table:style-name="ce9" table:formula="of:=[.D18]/[.$E$18]" office:value-type="percentage" office:value="0.00689655172413793" calcext:value-type="percentage">
            <text:p>0,7%</text:p>
          </table:table-cell>
          <table:table-cell table:style-name="ce23"/>
          <table:table-cell table:number-columns-repeated="6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10" office:value-type="string" calcext:value-type="string">
            <text:p>Distribución por síntomas: <text:span text:style-name="T1">en 5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6" calcext:value-type="float" table:number-columns-spanned="3" table:number-rows-spanned="1">
            <text:p>9,60</text:p>
          </table:table-cell>
          <table:covered-table-cell table:style-name="ce63"/>
          <table:covered-table-cell table:style-name="ce71"/>
          <table:table-cell table:number-columns-repeated="2"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17" calcext:value-type="float">
            <text:p>117</text:p>
          </table:table-cell>
          <table:table-cell table:style-name="ce29" table:formula="of:=[.B22]/290" office:value-type="percentage" office:value="0.403448275862069" calcext:value-type="percentage">
            <text:p>40 %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68" calcext:value-type="float">
            <text:p>168</text:p>
          </table:table-cell>
          <table:table-cell table:style-name="ce30" table:formula="of:=[.B23]/290" office:value-type="percentage" office:value="0.579310344827586" calcext:value-type="percentage">
            <text:p>58 %</text:p>
          </table:table-cell>
          <table:table-cell table:number-columns-repeated="8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1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1 casos confirmado no ha sido posible identificar el sector sanitario.</text:span></text:p>
          </table:table-cell>
          <table:table-cell table:number-columns-repeated="4"/>
          <table:table-cell table:style-name="ce10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2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49" calcext:value-type="float">
            <text:p>49</text:p>
          </table:table-cell>
          <table:table-cell table:style-name="ce31" table:formula="of:=[.B28]/[.$B$88]" office:value-type="percentage" office:value="0.168965517241379" calcext:value-type="percentage">
            <text:p>16,90 %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31" calcext:value-type="float">
            <text:p>31</text:p>
          </table:table-cell>
          <table:table-cell table:style-name="ce64" table:formula="of:=[.G28]/[.G$37]" office:value-type="percentage" office:value="0.106896551724138" calcext:value-type="percentage">
            <text:p>10,69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26" calcext:value-type="float">
            <text:p>26</text:p>
          </table:table-cell>
          <table:table-cell table:style-name="ce31" table:formula="of:=[.B29]/[.$B$88]" office:value-type="percentage" office:value="0.0896551724137931" calcext:value-type="percentage">
            <text:p>8,97 %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25" calcext:value-type="float">
            <text:p>25</text:p>
          </table:table-cell>
          <table:table-cell table:style-name="ce65" table:formula="of:=[.G29]/[.G$37]" office:value-type="percentage" office:value="0.0862068965517241" calcext:value-type="percentage">
            <text:p>8,62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4" office:value-type="float" office:value="13" calcext:value-type="float">
            <text:p>13</text:p>
          </table:table-cell>
          <table:table-cell table:style-name="ce31" table:formula="of:=[.B30]/[.$B$88]" office:value-type="percentage" office:value="0.0448275862068966" calcext:value-type="percentage">
            <text:p>4,48 %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5" calcext:value-type="float">
            <text:p>5</text:p>
          </table:table-cell>
          <table:table-cell table:style-name="ce66" table:formula="of:=[.G30]/[.G$37]" office:value-type="percentage" office:value="0.0172413793103448" calcext:value-type="percentage">
            <text:p>1,72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formula="of:=[.B31]/[.$B$88]" office:value-type="percentage" office:value="0.0413793103448276" calcext:value-type="percentage">
            <text:p>4,14 %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HUESCA</text:p>
          </table:table-cell>
          <table:table-cell table:style-name="ce57" office:value-type="float" office:value="62" calcext:value-type="float">
            <text:p>62</text:p>
          </table:table-cell>
          <table:table-cell table:style-name="ce67" table:formula="of:=[.G31]/[.G$37]" office:value-type="percentage" office:value="0.213793103448276" calcext:value-type="percentage">
            <text:p>21,38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formula="of:=[.B32]/[.$B$88]" office:value-type="percentage" office:value="0.0344827586206897" calcext:value-type="percentage">
            <text:p>3,45 %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14" calcext:value-type="float">
            <text:p>14</text:p>
          </table:table-cell>
          <table:table-cell table:style-name="ce66" table:formula="of:=[.G32]/[.G$37]" office:value-type="percentage" office:value="0.0482758620689655" calcext:value-type="percentage">
            <text:p>4,83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Fraga</text:p>
          </table:table-cell>
          <table:table-cell table:style-name="ce24" office:value-type="float" office:value="8" calcext:value-type="float">
            <text:p>8</text:p>
          </table:table-cell>
          <table:table-cell table:style-name="ce31" table:formula="of:=[.B33]/[.$B$88]" office:value-type="percentage" office:value="0.0275862068965517" calcext:value-type="percentage">
            <text:p>2,76 %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ZARAGOZA I</text:p>
          </table:table-cell>
          <table:table-cell table:style-name="ce56" office:value-type="float" office:value="6" calcext:value-type="float">
            <text:p>6</text:p>
          </table:table-cell>
          <table:table-cell table:style-name="ce66" table:formula="of:=[.G33]/[.G$37]" office:value-type="percentage" office:value="0.0206896551724138" calcext:value-type="percentage">
            <text:p>2,07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Reboleria</text:p>
          </table:table-cell>
          <table:table-cell table:style-name="ce24" office:value-type="float" office:value="8" calcext:value-type="float">
            <text:p>8</text:p>
          </table:table-cell>
          <table:table-cell table:style-name="ce31" table:formula="of:=[.B34]/[.$B$88]" office:value-type="percentage" office:value="0.0275862068965517" calcext:value-type="percentage">
            <text:p>2,76 %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45" office:value-type="string" calcext:value-type="string">
            <text:p>ZARAGOZA II</text:p>
          </table:table-cell>
          <table:table-cell table:style-name="ce56" office:value-type="float" office:value="43" calcext:value-type="float">
            <text:p>43</text:p>
          </table:table-cell>
          <table:table-cell table:style-name="ce65" table:formula="of:=[.G34]/[.G$37]" office:value-type="percentage" office:value="0.148275862068966" calcext:value-type="percentage">
            <text:p>14,83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5]/[.$B$88]" office:value-type="percentage" office:value="0.0241379310344828" calcext:value-type="percentage">
            <text:p>2,41 %</text:p>
          </table:table-cell>
          <table:table-cell table:style-name="ce36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93" calcext:value-type="float">
            <text:p>93</text:p>
          </table:table-cell>
          <table:table-cell table:style-name="ce68" table:formula="of:=[.G35]/[.G$37]" office:value-type="percentage" office:value="0.320689655172414" calcext:value-type="percentage">
            <text:p>32,07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6]/[.$B$88]" office:value-type="percentage" office:value="0.0241379310344828" calcext:value-type="percentage">
            <text:p>2,41 %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11" calcext:value-type="float">
            <text:p>11</text:p>
          </table:table-cell>
          <table:table-cell table:style-name="ce66" table:formula="of:=[.G36]/[.G$37]" office:value-type="percentage" office:value="0.0379310344827586" calcext:value-type="percentage">
            <text:p>3,79 %</text:p>
          </table:table-cell>
          <table:table-cell table:style-name="ce73"/>
          <table:table-cell table:number-columns-repeated="2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7]/[.$B$88]" office:value-type="percentage" office:value="0.0241379310344828" calcext:value-type="percentage">
            <text:p>2,41 %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290" calcext:value-type="float">
            <text:p>290</text:p>
          </table:table-cell>
          <table:table-cell table:style-name="ce69" table:formula="of:=[.G37]/[.G$37]" office:value-type="percentage" office:value="1" calcext:value-type="percentage">
            <text:p>100,00 %</text:p>
          </table:table-cell>
          <table:table-cell table:style-name="ce73"/>
          <table:table-cell table:number-columns-repeated="2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4" office:value-type="float" office:value="6" calcext:value-type="float">
            <text:p>6</text:p>
          </table:table-cell>
          <table:table-cell table:style-name="ce31" table:formula="of:=[.B38]/[.$B$88]" office:value-type="percentage" office:value="0.0206896551724138" calcext:value-type="percentage">
            <text:p>2,07 %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4" office:value-type="float" office:value="6" calcext:value-type="float">
            <text:p>6</text:p>
          </table:table-cell>
          <table:table-cell table:style-name="ce31" table:formula="of:=[.B39]/[.$B$88]" office:value-type="percentage" office:value="0.0206896551724138" calcext:value-type="percentage">
            <text:p>2,07 %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table:style-name="ce50" table:number-columns-repeated="5"/>
          <table:table-cell table:style-name="ce75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0]/[.$B$88]" office:value-type="percentage" office:value="0.0206896551724138" calcext:value-type="percentage">
            <text:p>2,07 %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table:style-name="ce51" table:number-columns-repeated="5"/>
          <table:table-cell table:style-name="ce7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1]/[.$B$88]" office:value-type="percentage" office:value="0.0206896551724138" calcext:value-type="percentage">
            <text:p>2,07 %</text:p>
          </table:table-cell>
          <table:table-cell table:style-name="ce36" office:value-type="float" office:value="14" calcext:value-type="float">
            <text:p>14</text:p>
          </table:table-cell>
          <table:table-cell/>
          <table:table-cell table:style-name="ce52"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2]/[.$B$88]" office:value-type="percentage" office:value="0.0206896551724138" calcext:value-type="percentage">
            <text:p>2,07 %</text:p>
          </table:table-cell>
          <table:table-cell table:style-name="ce36" office:value-type="float" office:value="15" calcext:value-type="float">
            <text:p>15</text:p>
          </table:table-cell>
          <table:table-cell/>
          <table:table-cell table:style-name="ce52"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3]/[.$B$88]" office:value-type="percentage" office:value="0.0206896551724138" calcext:value-type="percentage">
            <text:p>2,07 %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4]/[.$B$88]" office:value-type="percentage" office:value="0.0206896551724138" calcext:value-type="percentage">
            <text:p>2,07 %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45]/[.$B$88]" office:value-type="percentage" office:value="0.0172413793103448" calcext:value-type="percentage">
            <text:p>1,72 %</text:p>
          </table:table-cell>
          <table:table-cell table:style-name="ce36" office:value-type="float" office:value="18" calcext:value-type="float">
            <text:p>18</text:p>
          </table:table-cell>
          <table:table-cell table:style-name="ce41"/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46]/[.$B$88]" office:value-type="percentage" office:value="0.0172413793103448" calcext:value-type="percentage">
            <text:p>1,72 %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47]/[.$B$88]" office:value-type="percentage" office:value="0.0172413793103448" calcext:value-type="percentage">
            <text:p>1,72 %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8]/[.$B$88]" office:value-type="percentage" office:value="0.0137931034482759" calcext:value-type="percentage">
            <text:p>1,38 %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9]/[.$B$88]" office:value-type="percentage" office:value="0.0137931034482759" calcext:value-type="percentage">
            <text:p>1,38 %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niversitas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0]/[.$B$88]" office:value-type="percentage" office:value="0.0137931034482759" calcext:value-type="percentage">
            <text:p>1,38 %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1]/[.$B$88]" office:value-type="percentage" office:value="0.0137931034482759" calcext:value-type="percentage">
            <text:p>1,38 %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2]/[.$B$88]" office:value-type="percentage" office:value="0.0137931034482759" calcext:value-type="percentage">
            <text:p>1,38 %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3]/[.$B$88]" office:value-type="percentage" office:value="0.0137931034482759" calcext:value-type="percentage">
            <text:p>1,38 %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4]/[.$B$88]" office:value-type="percentage" office:value="0.0103448275862069" calcext:value-type="percentage">
            <text:p>1,03 %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Graus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5]/[.$B$88]" office:value-type="percentage" office:value="0.0103448275862069" calcext:value-type="percentage">
            <text:p>1,03 %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6]/[.$B$88]" office:value-type="percentage" office:value="0.0103448275862069" calcext:value-type="percentage">
            <text:p>1,03 %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Brot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57]/[.$B$88]" office:value-type="percentage" office:value="0.00689655172413793" calcext:value-type="percentage">
            <text:p>0,69 %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58]/[.$B$88]" office:value-type="percentage" office:value="0.00689655172413793" calcext:value-type="percentage">
            <text:p>0,69 %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59]/[.$B$88]" office:value-type="percentage" office:value="0.00689655172413793" calcext:value-type="percentage">
            <text:p>0,69 %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0]/[.$B$88]" office:value-type="percentage" office:value="0.00689655172413793" calcext:value-type="percentage">
            <text:p>0,69 %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1]/[.$B$88]" office:value-type="percentage" office:value="0.00689655172413793" calcext:value-type="percentage">
            <text:p>0,69 %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2]/[.$B$88]" office:value-type="percentage" office:value="0.00689655172413793" calcext:value-type="percentage">
            <text:p>0,69 %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3]/[.$B$88]" office:value-type="percentage" office:value="0.00689655172413793" calcext:value-type="percentage">
            <text:p>0,69 %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4]/[.$B$88]" office:value-type="percentage" office:value="0.00689655172413793" calcext:value-type="percentage">
            <text:p>0,69 %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5]/[.$B$88]" office:value-type="percentage" office:value="0.00689655172413793" calcext:value-type="percentage">
            <text:p>0,69 %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dab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6]/[.$B$88]" office:value-type="percentage" office:value="0.00689655172413793" calcext:value-type="percentage">
            <text:p>0,69 %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7]/[.$B$88]" office:value-type="percentage" office:value="0.00689655172413793" calcext:value-type="percentage">
            <text:p>0,69 %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8]/[.$B$88]" office:value-type="percentage" office:value="0.00689655172413793" calcext:value-type="percentage">
            <text:p>0,69 %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69]/[.$B$88]" office:value-type="percentage" office:value="0.00344827586206897" calcext:value-type="percentage">
            <text:p>0,34 %</text:p>
          </table:table-cell>
          <table:table-cell table:style-name="ce36" office:value-type="float" office:value="42" calcext:value-type="float">
            <text:p>4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0]/[.$B$88]" office:value-type="percentage" office:value="0.00344827586206897" calcext:value-type="percentage">
            <text:p>0,34 %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fajarin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1]/[.$B$88]" office:value-type="percentage" office:value="0.00344827586206897" calcext:value-type="percentage">
            <text:p>0,34 %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4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2]/[.$B$88]" office:value-type="percentage" office:value="0.00344827586206897" calcext:value-type="percentage">
            <text:p>0,34 %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mudeva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3]/[.$B$88]" office:value-type="percentage" office:value="0.00344827586206897" calcext:value-type="percentage">
            <text:p>0,34 %</text:p>
          </table:table-cell>
          <table:table-cell table:style-name="ce36" office:value-type="float" office:value="46" calcext:value-type="float">
            <text:p>4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4]/[.$B$88]" office:value-type="percentage" office:value="0.00344827586206897" calcext:value-type="percentage">
            <text:p>0,34 %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latayud Rural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5]/[.$B$88]" office:value-type="percentage" office:value="0.00344827586206897" calcext:value-type="percentage">
            <text:p>0,34 %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6]/[.$B$88]" office:value-type="percentage" office:value="0.00344827586206897" calcext:value-type="percentage">
            <text:p>0,34 %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7]/[.$B$88]" office:value-type="percentage" office:value="0.00344827586206897" calcext:value-type="percentage">
            <text:p>0,34 %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8]/[.$B$88]" office:value-type="percentage" office:value="0.00344827586206897" calcext:value-type="percentage">
            <text:p>0,34 %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osqueruel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9]/[.$B$88]" office:value-type="percentage" office:value="0.00344827586206897" calcext:value-type="percentage">
            <text:p>0,34 %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0]/[.$B$88]" office:value-type="percentage" office:value="0.00344827586206897" calcext:value-type="percentage">
            <text:p>0,34 %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1]/[.$B$88]" office:value-type="percentage" office:value="0.00344827586206897" calcext:value-type="percentage">
            <text:p>0,34 %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2]/[.$B$88]" office:value-type="percentage" office:value="0.00344827586206897" calcext:value-type="percentage">
            <text:p>0,34 %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3]/[.$B$88]" office:value-type="percentage" office:value="0.00344827586206897" calcext:value-type="percentage">
            <text:p>0,34 %</text:p>
          </table:table-cell>
          <table:table-cell table:style-name="ce36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alderrobres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4]/[.$B$88]" office:value-type="percentage" office:value="0.00344827586206897" calcext:value-type="percentage">
            <text:p>0,34 %</text:p>
          </table:table-cell>
          <table:table-cell table:style-name="ce36"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5]/[.$B$88]" office:value-type="percentage" office:value="0.00344827586206897" calcext:value-type="percentage">
            <text:p>0,34 %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6]/[.$B$88]" office:value-type="percentage" office:value="0.00344827586206897" calcext:value-type="percentage">
            <text:p>0,34 %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1" calcext:value-type="float">
            <text:p>11</text:p>
          </table:table-cell>
          <table:table-cell table:style-name="ce31" table:formula="of:=[.B87]/[.$B$88]" office:value-type="percentage" office:value="0.0379310344827586" calcext:value-type="percentage">
            <text:p>3,79 %</text:p>
          </table:table-cell>
          <table:table-cell table:style-name="ce36"/>
          <table:table-cell table:number-columns-repeated="7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87])" office:value-type="float" office:value="290" calcext:value-type="float">
            <text:p>290</text:p>
          </table:table-cell>
          <table:table-cell table:number-columns-repeated="9"/>
        </table:table-row>
        <table:table-row table:style-name="ro3" table:number-rows-repeated="1048487">
          <table:table-cell table:number-columns-repeated="11"/>
        </table:table-row>
        <table:table-row table:style-name="ro3">
          <table:table-cell table:number-columns-repeated="11"/>
        </table:table-row>
        <table:named-expressions>
          <table:named-range table:name="_xlnm._FilterDatabase" table:base-cell-address="$'20200908'.$A$1" table:cell-range-address="$'20200908'.$A$27:.$E$88"/>
        </table:named-expressions>
      </table:table>
      <table:named-expressions/>
      <table:database-ranges>
        <table:database-range table:name="__Anonymous_Sheet_DB__0" table:target-range-address="'20200908'.A27:'20200908'.E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08" style:display-name="PageStyle_202009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09T15:18:52</dc:date>
    <meta:generator>LibreOffice/6.0.7.3$Linux_X86_64 LibreOffice_project/00m0$Build-3</meta:generator>
    <meta:document-statistic meta:table-count="1" meta:cell-count="373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